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orHandler.setFeature( String name ,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orHandler.setProperty( String name ,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orHandler.get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orHandler.Validat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lidatorHandler.getFeatur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